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officeooo:paragraph-rsid="001db1b8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1db1b8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bold" officeooo:paragraph-rsid="001db1b8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font-name="Arial" style:text-underline-style="none" officeooo:paragraph-rsid="001db1b8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style:text-underline-style="none" officeooo:paragraph-rsid="001db1b8" style:text-blinking="false" fo:background-color="transparent" style:font-size-asian="12pt" style:font-size-complex="12pt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officeooo:rsid="000e831a" officeooo:paragraph-rsid="001db1b8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officeooo:paragraph-rsid="001db1b8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officeooo:rsid="0012159e" officeooo:paragraph-rsid="001db1b8" style:text-blinking="false" fo:background-color="transparent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style:font-name="Arial" fo:font-size="12pt" officeooo:paragraph-rsid="0027c0bb" style:font-size-asian="12pt" style:font-size-complex="12pt"/>
    </style:style>
    <style:style style:name="P10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2b623a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2c8979" style:font-size-asian="12pt" style:font-size-complex="1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officeooo:rsid="000e831a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fo:font-style="normal" style:text-underline-style="none" fo:font-weight="bold" officeooo:rsid="002c8979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fo:font-style="normal" style:text-underline-style="none" officeooo:rsid="000e831a" style:text-blinking="false" fo:background-color="transparent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fo:font-style="normal" style:text-underline-style="none" officeooo:rsid="000f1ce4" style:text-blinking="false" fo:background-color="transparent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fo:font-style="normal" style:text-underline-style="none" officeooo:rsid="0012159e" style:text-blinking="false" fo:background-color="transparent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fo:font-style="normal" style:text-underline-style="none" officeooo:rsid="00102590" style:text-blinking="false" fo:background-color="transparent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fo:font-style="normal" style:text-underline-style="none" officeooo:rsid="0023d9b0" style:text-blinking="false" fo:background-color="transparent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fo:font-style="normal" style:text-underline-style="none" officeooo:rsid="0027c0bb" style:text-blinking="false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fo:font-style="normal" style:text-underline-style="none" officeooo:rsid="002c8979" style:text-blinking="false" fo:background-color="transparent" style:font-weight-asian="normal" style:font-weight-complex="normal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4" style:family="text">
      <style:text-properties fo:font-variant="normal" fo:text-transform="none" fo:color="#000000" style:text-line-through-style="none" fo:font-style="normal" style:text-underline-style="none" fo:font-weight="normal" officeooo:rsid="0023d9b0" style:text-blinking="false" fo:background-color="transparent"/>
    </style:style>
    <style:style style:name="T15" style:family="text">
      <style:text-properties fo:font-variant="normal" fo:text-transform="none" fo:color="#000000" style:text-line-through-style="none" fo:font-style="normal" style:text-underline-style="none" fo:font-weight="normal" officeooo:rsid="0027c0bb" style:text-blinking="false" fo:background-color="transparent"/>
    </style:style>
    <style:style style:name="T16" style:family="text">
      <style:text-properties fo:font-variant="normal" fo:text-transform="none" fo:color="#000000" style:text-line-through-style="none" fo:font-style="normal" style:text-underline-style="none" fo:font-weight="normal" officeooo:rsid="002c8979" style:text-blinking="false" fo:background-color="transparent"/>
    </style:style>
    <style:style style:name="T17" style:family="text">
      <style:text-properties fo:font-variant="normal" fo:text-transform="none" fo:color="#000000" style:text-line-through-style="none" fo:font-size="11pt" fo:letter-spacing="normal" fo:font-style="normal" style:text-underline-style="none" fo:font-weight="normal" officeooo:rsid="002b623a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fo:font-size="11pt" fo:font-style="normal" style:text-underline-style="none" style:text-blinking="false" fo:background-color="transparent" style:font-size-asian="11pt" style:font-weight-asian="normal" style:font-weight-complex="normal"/>
    </style:style>
    <style:style style:name="T19" style:family="text">
      <style:text-properties fo:font-variant="normal" fo:text-transform="none" fo:color="#000000" style:text-line-through-style="none" fo:font-size="11pt" fo:font-style="normal" style:text-underline-style="none" officeooo:rsid="002c8979" style:text-blinking="false" fo:background-color="transparent" style:font-size-asian="11pt" style:font-weight-asian="normal" style:font-weight-complex="normal"/>
    </style:style>
    <style:style style:name="T20" style:family="text">
      <style:text-properties fo:font-variant="normal" fo:text-transform="none" fo:color="#000000" style:text-line-through-style="none" fo:font-size="11pt" fo:font-style="normal" style:text-underline-style="none" officeooo:rsid="002b623a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fo:font-size="11pt" fo:font-style="normal" style:text-underline-style="none" officeooo:rsid="002c8979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ocumento de Análise de Impacto e de Opções de Modificação</text:p>
      <text:p text:style-name="P4"/>
      <text:p text:style-name="P2"><text:span text:style-name="T1">Nome:</text:span><text:span text:style-name="T6"> Yuri Matheus Dias Pereira</text:span></text:p>
      <text:p text:style-name="P5"/>
      <text:p text:style-name="P9"><text:span text:style-name="T1">Escopo: </text:span><text:span text:style-name="Default_20_Paragraph_20_Font"><text:span text:style-name="T17">Necessário alterar os métodos para armazenar e buscar corretamente os assentos ocupados e inválidos dentro de Sessao, assim como escolherLugar que precisa buscar as informações de assentosInvalidos. Também alteração no método buscaPorCliente para adequação da sua consulta.</text:span></text:span></text:p>
      <text:p text:style-name="P8"/>
      <text:p text:style-name="P2"><text:span text:style-name="T1">Tipo da Manutenção: </text:span><text:span text:style-name="T6">Corretiva.</text:span></text:p>
      <text:p text:style-name="P5"/>
      <text:p text:style-name="P1"><text:span text:style-name="T1">Criticidade:</text:span><text:span text:style-name="T13"> </text:span><text:span text:style-name="T16">Médio</text:span><text:span text:style-name="T14">.</text:span></text:p>
      <text:p text:style-name="P6"/>
      <text:p text:style-name="P2"><text:span text:style-name="T1">Tempo Estimado:</text:span><text:span text:style-name="T2"> </text:span><text:span text:style-name="T10">1h</text:span></text:p>
      <text:p text:style-name="P5"/>
      <text:p text:style-name="P2"><text:span text:style-name="T1">Custo estimado:</text:span><text:span text:style-name="T5"> </text:span><text:span text:style-name="T6">Apenas uma </text:span><text:span text:style-name="T7">pessoa.</text:span></text:p>
      <text:p text:style-name="P5"/>
      <text:p text:style-name="P7">Opções de Desenvolvimento:</text:p>
      <text:p text:style-name="P5"/>
      <text:p text:style-name="P7">Opção 1:</text:p>
      <text:p text:style-name="P10"><text:span text:style-name="T1">Descrição: </text:span><text:span text:style-name="T20">Alteração direta para utilizar os dados reais ao invés dos dados simulados para conseguir terminar o método, acessando essas informações diretamente do banco de dados. E em buscaPorCliente, a mudança para </text:span><text:span text:style-name="T21">a String de consulta ser formatada para ser reconhecida.</text:span></text:p>
      <text:p text:style-name="P11"><text:span text:style-name="T1">Arquivos modificados:</text:span><text:span text:style-name="T3"> </text:span><text:span text:style-name="Default_20_Paragraph_20_Font"><text:span text:style-name="T21">SistemaController.Java, RegistroAtracaoDao.Java, e IngressoDao.Java.</text:span></text:span></text:p>
      <text:p text:style-name="P2"><text:span text:style-name="T1">Impacto da opção: </text:span><text:span text:style-name="T12">Médio</text:span><text:span text:style-name="T10">, </text:span><text:span text:style-name="T12">pois algumas informações importantes nos métodos serão alteradas.</text:span></text:p>
      <text:p text:style-name="P2"><text:span text:style-name="T1">Aceitação: </text:span><text:span text:style-name="T9">Aceita</text:span></text:p>
      <text:p text:style-name="P5"/>
      <text:p text:style-name="P2"><text:span text:style-name="T1">Recomendação do responsável:</text:span><text:span text:style-name="T5"> </text:span><text:span text:style-name="T9">A recomendação é para aceitar a modificação e a </text:span><text:span text:style-name="T9">implementar, </text:span><text:span text:style-name="T8">n</text:span><text:span text:style-name="T9">a Opção 1.</text:span></text:p>
      <text:p text:style-name="P5"/>
      <text:p text:style-name="P2"><text:span text:style-name="T1">Situação: </text:span><text:span text:style-name="T6">Aprovada</text:span></text:p>
      <text:p text:style-name="P5"/>
      <text:p text:style-name="P2"><text:span text:style-name="T1">Ata de Reunião:</text:span><text:span text:style-name="T5"> </text:span><text:span text:style-name="T6">Como a criticidade desta mudança é </text:span><text:span text:style-name="T12">média</text:span><text:span text:style-name="T6">, não foi necessária uma Reunião para sua aprovação, sendo feita pelo Responsável pela Manutençã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9:57:33.45</meta:creation-date>
    <dc:date>2015-05-28T15:46:58.49</dc:date>
    <meta:editing-duration>PT11M55S</meta:editing-duration>
    <meta:editing-cycles>10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16" meta:word-count="175" meta:character-count="1247" meta:non-whitespace-character-count="1088"/>
  </office:meta>
</office:document-meta>
</file>